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7">:</text:span><text:span text:style-name="T7"><text:placeholder text:placeholder-type="text">&lt;patient.name.lastname&gt;</text:placeholder></text:span><text:span text:style-name="T7">, </text:span><text:span text:style-name="T7"><text:placeholder text:placeholder-type="text">&lt;patient.name.name&gt;</text:placeholder></text:span><text:span text:style-name="T7"> </text:span></text:p>
          </table:table-cell>
          <table:table-cell table:style-name="Tabla1.A2" office:value-type="string">
            <text:p text:style-name="P4"><text:span text:style-name="T4">ID</text:span><text:span text:style-name="T1"> </text:span><text:span text:style-name="T4">:</text:span><text:span text:style-name="T5"><text:placeholder text:placeholder-type="text">&lt;patient.identification_code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time.strftime('%Y-%m-%d'), user.language, date=True)&gt;</text:placeholder></text:span><text:span text:style-name="T6">, </text:span><text:span text:style-name="T6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03T12:17:30</dc:date>
    <meta:editing-duration>P2DT31M48S</meta:editing-duration>
    <meta:editing-cycles>50</meta:editing-cycles>
    <meta:generator>LibreOffice/4.0.4.2$Linux_X86_64 LibreOffice_project/400m0$Build-2</meta:generator>
    <meta:document-statistic meta:table-count="3" meta:image-count="0" meta:object-count="0" meta:page-count="1" meta:paragraph-count="29" meta:word-count="65" meta:character-count="773" meta:non-whitespace-character-count="736"/>
  </office:meta>
</office:document-meta>
</file>